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9356" officeooo:paragraph-rsid="00099356"/>
    </style:style>
    <style:style style:name="P2" style:family="paragraph" style:parent-style-name="Standard">
      <style:text-properties officeooo:rsid="000ac01e" officeooo:paragraph-rsid="000ac01e"/>
    </style:style>
    <style:style style:name="P3" style:family="paragraph" style:parent-style-name="Standard">
      <style:text-properties officeooo:rsid="000c549e" officeooo:paragraph-rsid="000c549e"/>
    </style:style>
    <style:style style:name="P4" style:family="paragraph" style:parent-style-name="Standard">
      <style:text-properties officeooo:rsid="000e6c0e" officeooo:paragraph-rsid="000e6c0e"/>
    </style:style>
    <style:style style:name="P5" style:family="paragraph" style:parent-style-name="Standard">
      <style:text-properties officeooo:rsid="000f5ef1" officeooo:paragraph-rsid="000f5ef1"/>
    </style:style>
    <style:style style:name="P6" style:family="paragraph" style:parent-style-name="Standard">
      <style:text-properties officeooo:rsid="0010b5da" officeooo:paragraph-rsid="0010b5da"/>
    </style:style>
    <style:style style:name="P7" style:family="paragraph" style:parent-style-name="Standard">
      <style:text-properties officeooo:rsid="0011fd8e" officeooo:paragraph-rsid="0011fd8e"/>
    </style:style>
    <style:style style:name="P8" style:family="paragraph" style:parent-style-name="Standard">
      <style:text-properties officeooo:rsid="00147023" officeooo:paragraph-rsid="00147023"/>
    </style:style>
    <style:style style:name="P9" style:family="paragraph" style:parent-style-name="Standard">
      <style:text-properties officeooo:rsid="00147023" officeooo:paragraph-rsid="00188e36"/>
    </style:style>
    <style:style style:name="P10" style:family="paragraph" style:parent-style-name="Standard">
      <style:text-properties officeooo:rsid="00147023" officeooo:paragraph-rsid="0041753a"/>
    </style:style>
    <style:style style:name="P11" style:family="paragraph" style:parent-style-name="Standard">
      <style:text-properties officeooo:rsid="0016c077" officeooo:paragraph-rsid="0016c077"/>
    </style:style>
    <style:style style:name="P12" style:family="paragraph" style:parent-style-name="Standard">
      <style:text-properties officeooo:rsid="00188e36" officeooo:paragraph-rsid="00188e36"/>
    </style:style>
    <style:style style:name="P13" style:family="paragraph" style:parent-style-name="Standard">
      <style:text-properties officeooo:rsid="001b8e32" officeooo:paragraph-rsid="001b8e32"/>
    </style:style>
    <style:style style:name="P14" style:family="paragraph" style:parent-style-name="Standard">
      <style:text-properties officeooo:rsid="001d74d4" officeooo:paragraph-rsid="001d74d4"/>
    </style:style>
    <style:style style:name="P15" style:family="paragraph" style:parent-style-name="Standard">
      <style:text-properties officeooo:rsid="001d74d4" officeooo:paragraph-rsid="001e7dc7"/>
    </style:style>
    <style:style style:name="P16" style:family="paragraph" style:parent-style-name="Standard">
      <style:text-properties officeooo:rsid="001d74d4" officeooo:paragraph-rsid="00233db6"/>
    </style:style>
    <style:style style:name="P17" style:family="paragraph" style:parent-style-name="Standard">
      <style:text-properties officeooo:rsid="001e7dc7" officeooo:paragraph-rsid="001e7dc7"/>
    </style:style>
    <style:style style:name="P18" style:family="paragraph" style:parent-style-name="Standard">
      <style:text-properties officeooo:rsid="0021712a" officeooo:paragraph-rsid="0021712a"/>
    </style:style>
    <style:style style:name="P19" style:family="paragraph" style:parent-style-name="Standard">
      <style:text-properties officeooo:rsid="00233db6" officeooo:paragraph-rsid="00233db6"/>
    </style:style>
    <style:style style:name="P20" style:family="paragraph" style:parent-style-name="Standard">
      <style:text-properties officeooo:rsid="0023cb26" officeooo:paragraph-rsid="0023cb26"/>
    </style:style>
    <style:style style:name="P21" style:family="paragraph" style:parent-style-name="Standard">
      <style:text-properties officeooo:rsid="0024f2d5" officeooo:paragraph-rsid="0024f2d5"/>
    </style:style>
    <style:style style:name="P22" style:family="paragraph" style:parent-style-name="Standard">
      <style:text-properties officeooo:rsid="0024f2d5" officeooo:paragraph-rsid="002b29e0"/>
    </style:style>
    <style:style style:name="P23" style:family="paragraph" style:parent-style-name="Standard">
      <style:text-properties officeooo:rsid="0026e21d" officeooo:paragraph-rsid="0026e21d"/>
    </style:style>
    <style:style style:name="P24" style:family="paragraph" style:parent-style-name="Standard">
      <style:text-properties officeooo:rsid="00274932" officeooo:paragraph-rsid="00274932"/>
    </style:style>
    <style:style style:name="P25" style:family="paragraph" style:parent-style-name="Standard">
      <style:text-properties officeooo:rsid="00274932" officeooo:paragraph-rsid="0027c59a"/>
    </style:style>
    <style:style style:name="P26" style:family="paragraph" style:parent-style-name="Standard">
      <style:text-properties officeooo:rsid="002b29e0" officeooo:paragraph-rsid="002b29e0"/>
    </style:style>
    <style:style style:name="P27" style:family="paragraph" style:parent-style-name="Standard">
      <style:text-properties officeooo:rsid="002d065f" officeooo:paragraph-rsid="002d065f"/>
    </style:style>
    <style:style style:name="P28" style:family="paragraph" style:parent-style-name="Standard">
      <style:text-properties officeooo:rsid="00311fbc" officeooo:paragraph-rsid="00311fbc"/>
    </style:style>
    <style:style style:name="P29" style:family="paragraph" style:parent-style-name="Standard">
      <style:text-properties fo:font-weight="bold" officeooo:rsid="000c549e" officeooo:paragraph-rsid="000c549e" style:font-weight-asian="bold" style:font-weight-complex="bold"/>
    </style:style>
    <style:style style:name="P30" style:family="paragraph" style:parent-style-name="Standard">
      <style:text-properties officeooo:rsid="0027c59a" officeooo:paragraph-rsid="0027c59a"/>
    </style:style>
    <style:style style:name="P31" style:family="paragraph" style:parent-style-name="Standard">
      <style:text-properties officeooo:rsid="00346d2f" officeooo:paragraph-rsid="00346d2f"/>
    </style:style>
    <style:style style:name="P32" style:family="paragraph" style:parent-style-name="Standard">
      <style:text-properties officeooo:rsid="003643ad" officeooo:paragraph-rsid="003643ad"/>
    </style:style>
    <style:style style:name="P33" style:family="paragraph" style:parent-style-name="Standard">
      <style:text-properties officeooo:rsid="0037950b" officeooo:paragraph-rsid="0037950b"/>
    </style:style>
    <style:style style:name="P34" style:family="paragraph" style:parent-style-name="Standard">
      <style:text-properties officeooo:rsid="00385258" officeooo:paragraph-rsid="00385258"/>
    </style:style>
    <style:style style:name="P35" style:family="paragraph" style:parent-style-name="Standard">
      <style:text-properties officeooo:rsid="0038c695" officeooo:paragraph-rsid="0038c695"/>
    </style:style>
    <style:style style:name="P36" style:family="paragraph" style:parent-style-name="Standard">
      <style:text-properties officeooo:rsid="0038ee2f" officeooo:paragraph-rsid="0038ee2f"/>
    </style:style>
    <style:style style:name="P37" style:family="paragraph" style:parent-style-name="Standard">
      <style:text-properties officeooo:rsid="003ae222" officeooo:paragraph-rsid="003ae222"/>
    </style:style>
    <style:style style:name="P38" style:family="paragraph" style:parent-style-name="Standard">
      <style:text-properties officeooo:rsid="003e77d0" officeooo:paragraph-rsid="003e77d0"/>
    </style:style>
    <style:style style:name="P39" style:family="paragraph" style:parent-style-name="Standard">
      <style:text-properties officeooo:rsid="00078ce8" officeooo:paragraph-rsid="00405a2c"/>
    </style:style>
    <style:style style:name="P40" style:family="paragraph" style:parent-style-name="Standard">
      <style:text-properties officeooo:rsid="00078ce8" officeooo:paragraph-rsid="00410a20"/>
    </style:style>
    <style:style style:name="P41" style:family="paragraph" style:parent-style-name="Standard">
      <style:text-properties officeooo:rsid="003f7f81" officeooo:paragraph-rsid="003f7f81"/>
    </style:style>
    <style:style style:name="P42" style:family="paragraph" style:parent-style-name="Standard">
      <style:text-properties officeooo:rsid="0041ff00" officeooo:paragraph-rsid="0041ff00"/>
    </style:style>
    <style:style style:name="P43" style:family="paragraph" style:parent-style-name="Standard">
      <style:paragraph-properties fo:background-color="#ffff00">
        <style:background-image/>
      </style:paragraph-properties>
      <style:text-properties officeooo:rsid="0023cb26" officeooo:paragraph-rsid="0023cb26"/>
    </style:style>
    <style:style style:name="P44" style:family="paragraph" style:parent-style-name="Standard">
      <style:paragraph-properties fo:background-color="#ffff00">
        <style:background-image/>
      </style:paragraph-properties>
      <style:text-properties officeooo:rsid="00233db6" officeooo:paragraph-rsid="00233db6"/>
    </style:style>
    <style:style style:name="P45" style:family="paragraph" style:parent-style-name="Standard">
      <style:paragraph-properties fo:background-color="#ffff00">
        <style:background-image/>
      </style:paragraph-properties>
      <style:text-properties officeooo:rsid="00346d2f" officeooo:paragraph-rsid="00346d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3399ff" loext:char-shading-value="0" style:font-weight-asian="bold" style:font-weight-complex="bold"/>
    </style:style>
    <style:style style:name="T3" style:family="text">
      <style:text-properties fo:background-color="#3399ff" loext:char-shading-value="0"/>
    </style:style>
    <style:style style:name="T4" style:family="text">
      <style:text-properties officeooo:rsid="0027c59a" fo:background-color="#3399ff" loext:char-shading-value="0"/>
    </style:style>
    <style:style style:name="T5" style:family="text">
      <style:text-properties officeooo:rsid="00405a2c" fo:background-color="#3399ff" loext:char-shading-value="0"/>
    </style:style>
    <style:style style:name="T6" style:family="text">
      <style:text-properties officeooo:rsid="001e7dc7"/>
    </style:style>
    <style:style style:name="T7" style:family="text">
      <style:text-properties officeooo:rsid="0027c59a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7c59a" fo:background-color="transparent" loext:char-shading-value="0"/>
    </style:style>
    <style:style style:name="T10" style:family="text">
      <style:text-properties officeooo:rsid="00405a2c" fo:background-color="transparent" loext:char-shading-value="0"/>
    </style:style>
    <style:style style:name="T11" style:family="text">
      <style:text-properties officeooo:rsid="0041753a" fo:background-color="transparent" loext:char-shading-value="0"/>
    </style:style>
    <style:style style:name="T12" style:family="text">
      <style:text-properties officeooo:rsid="0023cb26" fo:background-color="transparent" loext:char-shading-value="0"/>
    </style:style>
    <style:style style:name="T13" style:family="text">
      <style:text-properties officeooo:rsid="0041aea1" fo:background-color="transparent" loext:char-shading-value="0"/>
    </style:style>
    <style:style style:name="T14" style:family="text">
      <style:text-properties fo:background-color="#ff3333" loext:char-shading-value="0"/>
    </style:style>
    <style:style style:name="T15" style:family="text">
      <style:text-properties fo:color="#800000" fo:background-color="#3399ff" loext:char-shading-value="0"/>
    </style:style>
    <style:style style:name="T16" style:family="text">
      <style:text-properties officeooo:rsid="003f3d51"/>
    </style:style>
    <style:style style:name="T17" style:family="text">
      <style:text-properties officeooo:rsid="00405a2c"/>
    </style:style>
    <style:style style:name="T18" style:family="text">
      <style:text-properties officeooo:rsid="003ae222"/>
    </style:style>
    <style:style style:name="T19" style:family="text">
      <style:text-properties officeooo:rsid="003e77d0"/>
    </style:style>
    <style:style style:name="T20" style:family="text">
      <style:text-properties fo:background-color="#ff99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wpas收到命令</text:p>
      <text:p text:style-name="P39">client 发送的命令全部都由 <text:span text:style-name="T17">wpa_supplicant_global_ctrl_iface_receive</text:span> 来处理 </text:p>
      <text:p text:style-name="P40"><text:span text:style-name="T17">wpa_supplicant_global_ctrl_iface_receive最終調用 <text:s/></text:span><text:span text:style-name="T5">wpa_supplicant_ctrl_iface_process</text:span><text:span text:style-name="T10">來處理</text:span></text:p>
      <text:p text:style-name="P1">void wpa_supplicant_global_ctrl_iface_receive(int sock, void *eloop_ctx,</text:p>
      <text:p text:style-name="P1"><text:tab/><text:tab/><text:tab/><text:tab/><text:tab/><text:tab/> <text:s text:c="4"/>void *sock_ctx)</text:p>
      <text:p text:style-name="P1">{</text:p>
      <text:p text:style-name="P2">res = recvfrom(sock, buf, sizeof(buf) - 1, 0,</text:p>
      <text:p text:style-name="P2"><text:tab/><text:tab/> <text:s text:c="6"/>(struct sockaddr *) &amp;from, &amp;fromlen);</text:p>
      <text:p text:style-name="P2"/>
      <text:p text:style-name="P3">if (os_strcmp(buf, "ATTACH") == 0) </text:p>
      <text:p text:style-name="P29">{….}...</text:p>
      <text:p text:style-name="P29">else {</text:p>
      <text:p text:style-name="P3"><text:span text:style-name="T1"><text:tab/><text:tab/>reply_buf = </text:span><text:span text:style-name="T2">wpa_supplicant_global_ctrl_iface_process</text:span><text:span text:style-name="T1">(</text:span></text:p>
      <text:p text:style-name="P29"><text:tab/><text:tab/><text:tab/>global, buf, &amp;reply_len);</text:p>
      <text:p text:style-name="P29"><text:tab/><text:tab/>reply = reply_buf;<text:tab/></text:p>
      <text:p text:style-name="P29"><text:tab/>}</text:p>
      <text:p text:style-name="P1">}</text:p>
      <text:p text:style-name="P4">char * <text:span text:style-name="T3">wpa_supplicant_global_ctrl_iface_process</text:span>(struct wpa_global *global,</text:p>
      <text:p text:style-name="P4"><text:tab/><text:tab/><text:tab/><text:tab/><text:tab/><text:tab/>char *buf, size_t *resp_len)</text:p>
      <text:p text:style-name="P4">{</text:p>
      <text:p text:style-name="P5">if (os_strncmp(buf, "IFNAME=", 7) == 0) {</text:p>
      <text:p text:style-name="P5"><text:tab/><text:tab/>char *pos = os_strchr(buf + 7, ' ');</text:p>
      <text:p text:style-name="P5"><text:tab/><text:tab/>if (pos) {</text:p>
      <text:p text:style-name="P5"><text:tab/><text:tab/><text:tab/>*pos++ = '\0';</text:p>
      <text:p text:style-name="P5"><text:tab/><text:tab/><text:tab/>return <text:span text:style-name="T3">wpas_global_ctrl_iface_ifname</text:span>(global,</text:p>
      <text:p text:style-name="P5"><text:tab/><text:tab/><text:tab/><text:tab/><text:tab/><text:tab/><text:tab/> <text:s text:c="4"/>buf + 7, pos,</text:p>
      <text:p text:style-name="P5"><text:tab/><text:tab/><text:tab/><text:tab/><text:tab/><text:tab/><text:tab/> <text:s text:c="4"/>resp_len);</text:p>
      <text:p text:style-name="P5"><text:tab/><text:tab/>}</text:p>
      <text:p text:style-name="P5"><text:tab/>}</text:p>
      <text:p text:style-name="P4">}</text:p>
      <text:p text:style-name="P4"/>
      <text:p text:style-name="P6">static char * wpas_global_ctrl_iface_ifname(struct wpa_global *global,</text:p>
      <text:p text:style-name="P6"><text:tab/><text:tab/><text:tab/><text:tab/><text:tab/> <text:s text:c="3"/>const char *ifname,</text:p>
      <text:p text:style-name="P6"><text:tab/><text:tab/><text:tab/><text:tab/><text:tab/> <text:s text:c="3"/>char *cmd, size_t *resp_len)</text:p>
      <text:p text:style-name="P6">{….</text:p>
      <text:p text:style-name="P7">return <text:span text:style-name="T3">wpa_supplicant_ctrl_iface_process</text:span>(wpa_s, cmd, resp_len);</text:p>
      <text:p text:style-name="P6">}</text:p>
      <text:p text:style-name="P10"><text:s/><text:span text:style-name="T8">wpa_supplicant_ctrl_iface_process調用</text:span><text:span text:style-name="T11">wpas_ctrl_scan設置scan_res_handler並通過 </text:span><text:span text:style-name="T12">wpa_supplicant_req_scan</text:span><text:span text:style-name="T11">向driver </text:span><text:span text:style-name="T13">wrapper</text:span><text:span text:style-name="T11">發送scan請求</text:span></text:p>
      <text:p text:style-name="P8">char * <text:span text:style-name="T3">wpa_supplicant_ctrl_iface_process</text:span>(struct wpa_supplicant *wpa_s,</text:p>
      <text:p text:style-name="P8"><text:tab/><text:tab/><text:tab/><text:tab/><text:tab/> char *buf, size_t *resp_len)</text:p>
      <text:p text:style-name="P9">{</text:p>
      <text:p text:style-name="P12">if (os_strcmp(buf, "PING") == 0) {</text:p>
      <text:p text:style-name="P12"><text:tab/><text:tab/>os_memcpy(reply, "PONG\n", 5);</text:p>
      <text:p text:style-name="P12"><text:tab/><text:tab/>reply_len = 5;</text:p>
      <text:p text:style-name="P12"><text:tab/>} ….</text:p>
      <text:p text:style-name="P11">else if (os_strncmp(buf, "SCAN ", 5) == 0) {</text:p>
      <text:p text:style-name="P11"><text:tab/><text:tab/><text:span text:style-name="T3">wpas_ctrl_scan</text:span>(wpa_s, buf + 5, reply, reply_size, &amp;reply_len);</text:p>
      <text:p text:style-name="P11"><text:tab/>} </text:p>
      <text:p text:style-name="P11">….</text:p>
      <text:p text:style-name="P8">}</text:p>
      <text:p text:style-name="P8"/>
      <text:p text:style-name="P8"><text:soft-page-break/></text:p>
      <text:p text:style-name="P8"/>
      <text:p text:style-name="P8"/>
      <text:p text:style-name="P13">static void <text:span text:style-name="T3">wpas_ctrl_scan</text:span>(struct wpa_supplicant *wpa_s, char *params,</text:p>
      <text:p text:style-name="P13"><text:tab/><text:tab/><text:tab/> <text:s text:c="2"/>char *reply, int reply_size, int *reply_len)</text:p>
      <text:p text:style-name="P13">{</text:p>
      <text:p text:style-name="P14"><text:tab/>if (params) {</text:p>
      <text:p text:style-name="P15"><text:tab/><text:tab/><text:span text:style-name="T6">if (os_strncasecmp(params, "TYPE=ONLY", 9) == 0)</text:span></text:p>
      <text:p text:style-name="P17"><text:tab/><text:tab/><text:tab/>{</text:p>
      <text:p text:style-name="P17"><text:tab/><text:tab/><text:tab/>wpa_s-&gt;scan_res_handler = <text:span text:style-name="T3">scan_only_handler</text:span>;</text:p>
      <text:p text:style-name="P17"><text:tab/><text:tab/><text:tab/>}...</text:p>
      <text:p text:style-name="P16"><text:tab/><text:tab/>}</text:p>
      <text:p text:style-name="P16"><text:tab/>....</text:p>
      <text:p text:style-name="P18"><text:tab/>if (!wpa_s-&gt;sched_scanning &amp;&amp; !wpa_s-&gt;scanning &amp;&amp;</text:p>
      <text:p text:style-name="P18"><text:tab/><text:tab/> <text:s text:c="3"/>((wpa_s-&gt;wpa_state &lt;= WPA_SCANNING) ||</text:p>
      <text:p text:style-name="P18"><text:tab/><text:tab/> <text:s text:c="4"/>(wpa_s-&gt;wpa_state == WPA_COMPLETED))) </text:p>
      <text:p text:style-name="P44"><text:tab/>{<text:tab/>….</text:p>
      <text:p text:style-name="P43"><text:span text:style-name="T8"><text:tab/><text:tab/></text:span><text:span text:style-name="T14">wpa_supplicant_req_scan</text:span>(wpa_s, 0, 0);</text:p>
      <text:p text:style-name="P20"><text:tab/><text:tab/>….</text:p>
      <text:p text:style-name="P19"><text:tab/>}</text:p>
      <text:p text:style-name="P13">}</text:p>
      <text:p text:style-name="P1"/>
      <text:p text:style-name="P21">void <text:span text:style-name="T14">wpa_supplicant_req_scan</text:span>(struct wpa_supplicant *wpa_s, int sec, int usec)</text:p>
      <text:p text:style-name="P21">{</text:p>
      <text:p text:style-name="P23"><text:tab/>int res = eloop_deplete_timeout(sec, usec, wpa_supplicant_scan, wpa_s,</text:p>
      <text:p text:style-name="P23"><text:tab/><text:tab/><text:tab/><text:tab/><text:tab/>NULL);</text:p>
      <text:p text:style-name="P24"><text:tab/>if (res == 1) {…}</text:p>
      <text:p text:style-name="P24"><text:tab/>...</text:p>
      <text:p text:style-name="P30"><text:tab/>else {</text:p>
      <text:p text:style-name="P25"><text:span text:style-name="T7"><text:tab/><text:tab/>eloop_register_timeout(sec, usec, </text:span><text:span text:style-name="T4">wpa_supplicant_scan</text:span><text:span text:style-name="T7">, wpa_s, NULL);</text:span></text:p>
      <text:p text:style-name="P25"><text:span text:style-name="T7"><text:tab/>}</text:span> </text:p>
      <text:p text:style-name="P21">}</text:p>
      <text:p text:style-name="P22">進入<text:span text:style-name="T8"> </text:span><text:span text:style-name="T9">wpa_supplicant_scan</text:span></text:p>
      <text:p text:style-name="P26">void <text:span text:style-name="T3">wpa_supplicant_scan</text:span>(void *eloop_ctx, void *timeout_ctx)</text:p>
      <text:p text:style-name="P26">{</text:p>
      <text:p text:style-name="P27"><text:tab/>prev_state = wpa_s-&gt;wpa_state;</text:p>
      <text:p text:style-name="P27"><text:tab/>if (wpa_s-&gt;wpa_state == WPA_DISCONNECTED ||</text:p>
      <text:p text:style-name="P27"><text:tab/> <text:s text:c="3"/>wpa_s-&gt;wpa_state == WPA_INACTIVE)</text:p>
      <text:p text:style-name="P27"><text:tab/><text:tab/>wpa_supplicant_set_state(wpa_s, WPA_SCANNING);</text:p>
      <text:p text:style-name="P27"><text:tab/>….</text:p>
      <text:p text:style-name="P28"><text:tab/>ret = <text:span text:style-name="T3">wpa_supplicant_trigger_scan</text:span>(wpa_s, scan_params);</text:p>
      <text:p text:style-name="P26">}</text:p>
      <text:p text:style-name="P31">int wpa_supplicant_trigger_scan(struct wpa_supplicant *wpa_s,</text:p>
      <text:p text:style-name="P31"><text:tab/><text:tab/><text:tab/><text:tab/>struct wpa_driver_scan_params *params)</text:p>
      <text:p text:style-name="P31">{….</text:p>
      <text:p text:style-name="P45"><text:tab/>if (radio_add_work(wpa_s, 0, "scan", 0, <text:span text:style-name="T15">wpas_trigger_scan_cb</text:span><text:span text:style-name="T3">,</text:span> ctx) &lt; 0)</text:p>
      <text:p text:style-name="P31"><text:tab/>{</text:p>
      <text:p text:style-name="P31"><text:tab/><text:tab/>wpa_scan_free_params(ctx);</text:p>
      <text:p text:style-name="P31"><text:tab/><text:tab/>return -1;</text:p>
      <text:p text:style-name="P31"><text:tab/>}</text:p>
      <text:p text:style-name="P31">…..</text:p>
      <text:p text:style-name="P32"><text:tab/>return 0;</text:p>
      <text:p text:style-name="P31"><text:soft-page-break/>}</text:p>
      <text:p text:style-name="P31"/>
      <text:p text:style-name="P31"/>
      <text:p text:style-name="P33"><text:s/>void <text:span text:style-name="T3">wpas_trigger_scan_cb(</text:span>struct wpa_radio_work *work, int deinit)</text:p>
      <text:p text:style-name="P33">{</text:p>
      <text:p text:style-name="P33"><text:tab/>….</text:p>
      <text:p text:style-name="P34"><text:tab/>ret = wpa_drv_scan(wpa_s, params);</text:p>
      <text:p text:style-name="P33"><text:tab/>….</text:p>
      <text:p text:style-name="P33">}</text:p>
      <text:p text:style-name="P35">static inline int <text:span text:style-name="T20">wpa_drv_scan</text:span>(struct wpa_supplicant *wpa_s,</text:p>
      <text:p text:style-name="P35"><text:tab/><text:tab/><text:tab/> <text:s text:c="6"/>struct wpa_driver_scan_params *params)</text:p>
      <text:p text:style-name="P35">{</text:p>
      <text:p text:style-name="P35">wpa_printf(MSG_INFO, "now, we are ,in wpa_drv_scan");</text:p>
      <text:p text:style-name="P35"><text:tab/>if (wpa_s-&gt;driver-&gt;scan2)</text:p>
      <text:p text:style-name="P35"><text:tab/><text:tab/>return wpa_s-&gt;driver-&gt;<text:span text:style-name="T20">scan2</text:span>(wpa_s-&gt;drv_priv, params);</text:p>
      <text:p text:style-name="P35"><text:tab/>return -1;</text:p>
      <text:p text:style-name="P35">}</text:p>
      <text:p text:style-name="P42">driver_wrapper通過 <text:span text:style-name="T19">wpa_driver_nl80211_scan 方法調用send_and_recv_msgs </text:span>向<text:span text:style-name="T18">wlan驱动發送命令</text:span></text:p>
      <text:p text:style-name="P35">driver_nl80211.c </text:p>
      <text:p text:style-name="P38">int <text:span text:style-name="T20">wpa_driver_nl80211_scan</text:span>(struct i802_bss *bss,</text:p>
      <text:p text:style-name="P38"><text:tab/><text:tab/><text:tab/><text:tab/> <text:s text:c="2"/>struct wpa_driver_scan_params *params)</text:p>
      <text:p text:style-name="P35">{ </text:p>
      <text:p text:style-name="P36"><text:tab/>ret = send_and_recv_msgs(drv, msg, NULL, NULL);<text:tab/></text:p>
      <text:p text:style-name="P37"><text:tab/>/* </text:p>
      <text:p text:style-name="P37"><text:tab/>发送请求给wlan驱动。返回值只是表示该命令是否正确发送给了驱动。扫描结束事件将通过 </text:p>
      <text:p text:style-name="P37"><text:tab/>driver event返回给WPAS。下文将分析如何处理扫描结束事件。 </text:p>
      <text:p text:style-name="P37"><text:tab/>*/</text:p>
      <text:p text:style-name="P35">}</text:p>
      <text:p text:style-name="P35">發送命令給<text:span text:style-name="T16">drive完成。。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01:22.744948114</meta:creation-date>
    <meta:generator>LibreOffice/4.2.8.2$Linux_X86_64 LibreOffice_project/420m0$Build-2</meta:generator>
    <dc:date>2016-10-17T15:58:27.071348918</dc:date>
    <meta:editing-duration>PT4H45M53S</meta:editing-duration>
    <meta:editing-cycles>63</meta:editing-cycles>
    <meta:document-statistic meta:table-count="0" meta:image-count="0" meta:object-count="0" meta:page-count="3" meta:paragraph-count="123" meta:word-count="472" meta:character-count="3390" meta:non-whitespace-character-count="2938"/>
  </office:meta>
</office:document-meta>
</file>